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C20000026075D8B2A800FD28A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948cm, 0.922cm, 11.32cm, 8.052cm)" draw:image-opacity="100%" style:mirror="none"/>
    </style:style>
    <style:style style:name="gr2" style:family="graphic" style:parent-style-name="standard">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style>
    <style:style style:name="gr3" style:family="graphic" style:parent-style-name="standard">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paragraph-properties style:writing-mode="lr-tb"/>
    </style:style>
    <style:style style:name="gr4" style:family="graphic" style:parent-style-name="standard">
      <style:graphic-properties draw:stroke="solid" svg:stroke-width="0.051cm" svg:stroke-color="#000000" draw:marker-start="" draw:marker-start-width="0.199cm" draw:marker-start-center="false" draw:marker-end="" draw:marker-end-width="0.199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style>
    <style:style style:name="gr5" style:family="graphic" style:parent-style-name="standard">
      <style:graphic-properties draw:stroke="solid" svg:stroke-width="0cm" svg:stroke-color="#000000" draw:marker-start="" draw:marker-start-width="0.199cm" draw:marker-start-center="false" draw:marker-end="" draw:marker-end-width="0.199cm" draw:marker-end-center="false" draw:fill="solid" draw:fill-color="#b2b2b2" draw:textarea-horizontal-align="justify" draw:textarea-vertical-align="middle" fo:padding-top="0.125cm" fo:padding-bottom="0.125cm" fo:padding-left="0.25cm" fo:padding-right="0.25cm" draw:shadow="hidden" draw:shadow-offset-x="0.199cm" draw:shadow-offset-y="0.199cm" draw:shadow-color="#808080"/>
    </style:style>
    <style:style style:name="gr6" style:family="graphic" style:parent-style-name="standard">
      <style:graphic-properties draw:stroke="dash" draw:stroke-dash="Ultrafine_20_Dashed" svg:stroke-width="0.152cm" svg:stroke-color="#000000" draw:marker-start="" draw:marker-start-width="0.351cm" draw:marker-start-center="false" draw:marker-end="" draw:marker-end-width="0.351cm" draw:marker-end-center="false" draw:fill="none" draw:fill-color="#cfe7f5" draw:textarea-horizontal-align="justify" draw:textarea-vertical-align="middle" fo:padding-top="0.199cm" fo:padding-bottom="0.199cm" fo:padding-left="0.325cm" fo:padding-right="0.325cm" draw:shadow="hidden" draw:shadow-offset-x="0.199cm" draw:shadow-offset-y="0.199cm" draw:shadow-color="#808080"/>
    </style:style>
    <style:style style:name="gr7" style:family="graphic" style:parent-style-name="standard">
      <style:graphic-properties draw:stroke="solid" svg:stroke-width="0.102cm" svg:stroke-color="#000000" draw:marker-start="" draw:marker-start-width="0.275cm" draw:marker-start-center="false" draw:marker-end="" draw:marker-end-width="0.275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style>
    <style:style style:name="gr8" style:family="graphic" style:parent-style-name="standard">
      <style:graphic-properties draw:stroke="solid" svg:stroke-width="0cm" svg:stroke-color="#000000" draw:marker-start="" draw:marker-start-width="0.123cm" draw:marker-start-center="false" draw:marker-end="" draw:marker-end-width="0.123cm" draw:marker-end-center="false" draw:fill="solid" draw:fill-color="#ffff99" draw:textarea-horizontal-align="justify" draw:textarea-vertical-align="middle" fo:padding-top="0.125cm" fo:padding-bottom="0.125cm" fo:padding-left="0.25cm" fo:padding-right="0.25cm" draw:shadow="hidden" draw:shadow-offset-x="0.199cm" draw:shadow-offset-y="0.199cm" draw:shadow-color="#808080"/>
    </style:style>
    <style:style style:name="gr9" style:family="graphic" style:parent-style-name="standard">
      <style:graphic-properties draw:stroke="solid" svg:stroke-width="0cm" svg:stroke-color="#000000" draw:marker-start="" draw:marker-start-width="0.123cm" draw:marker-start-center="false" draw:marker-end="" draw:marker-end-width="0.123cm" draw:marker-end-center="false" draw:fill="solid" draw:fill-color="#b2b2b2" draw:textarea-horizontal-align="justify" draw:textarea-vertical-align="middle" fo:padding-top="0.125cm" fo:padding-bottom="0.125cm" fo:padding-left="0.25cm" fo:padding-right="0.25cm" draw:shadow="hidden" draw:shadow-offset-x="0.199cm" draw:shadow-offset-y="0.199cm" draw:shadow-color="#808080"/>
      <style:paragraph-properties style:writing-mode="lr-tb"/>
    </style:style>
    <style:style style:name="gr10" style:family="graphic" style:parent-style-name="standard">
      <style:graphic-properties draw:stroke="solid" svg:stroke-width="0cm" svg:stroke-color="#000000" draw:marker-start="" draw:marker-start-width="0.123cm" draw:marker-start-center="false" draw:marker-end="" draw:marker-end-width="0.123cm" draw:marker-end-center="false" draw:fill="solid" draw:fill-color="#00cc33" draw:textarea-horizontal-align="justify" draw:textarea-vertical-align="middle" fo:padding-top="0.125cm" fo:padding-bottom="0.125cm" fo:padding-left="0.25cm" fo:padding-right="0.25cm" draw:shadow="hidden" draw:shadow-offset-x="0.199cm" draw:shadow-offset-y="0.199cm" draw:shadow-color="#808080"/>
      <style:paragraph-properties style:writing-mode="lr-tb"/>
    </style:style>
    <style:style style:name="gr11" style:family="graphic" style:parent-style-name="standard">
      <style:graphic-properties draw:stroke="solid" svg:stroke-width="0cm" svg:stroke-color="#000000" draw:marker-start="" draw:marker-start-width="0.199cm" draw:marker-start-center="false" draw:marker-end="" draw:marker-end-width="0.199cm" draw:marker-end-center="false" draw:fill="solid" draw:fill-color="#b22222" draw:textarea-horizontal-align="justify" draw:textarea-vertical-align="middle" draw:auto-grow-height="false" fo:min-height="1.258cm" fo:min-width="2.51cm" fo:padding-top="0.125cm" fo:padding-bottom="0.125cm" fo:padding-left="0.25cm" fo:padding-right="0.25cm" draw:shadow="hidden" draw:shadow-offset-x="0.199cm" draw:shadow-offset-y="0.199cm" draw:shadow-color="#808080"/>
    </style:style>
    <style:style style:name="gr12" style:family="graphic" style:parent-style-name="standard">
      <style:graphic-properties draw:stroke="solid" svg:stroke-width="0cm" svg:stroke-color="#000000" draw:marker-start="" draw:marker-start-width="0.199cm" draw:marker-start-center="false" draw:marker-end="" draw:marker-end-width="0.199cm" draw:marker-end-center="false" draw:fill="solid" draw:fill-color="#c0c0c0" draw:textarea-horizontal-align="justify" draw:textarea-vertical-align="middle" draw:auto-grow-height="false" fo:min-height="1.258cm" fo:min-width="0.542cm" fo:padding-top="0.125cm" fo:padding-bottom="0.125cm" fo:padding-left="0.25cm" fo:padding-right="0.25cm" draw:shadow="hidden" draw:shadow-offset-x="0.199cm" draw:shadow-offset-y="0.199cm" draw:shadow-color="#808080"/>
    </style:style>
    <style:style style:name="gr13" style:family="graphic" style:parent-style-name="standard">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575cm" fo:min-width="0cm" fo:padding-top="0.125cm" fo:padding-bottom="0.125cm" fo:padding-left="0.25cm" fo:padding-right="0.25cm" draw:shadow="hidden" draw:shadow-offset-x="0.199cm" draw:shadow-offset-y="0.199cm" draw:shadow-color="#808080"/>
    </style:style>
    <style:style style:name="gr14" style:family="graphic" style:parent-style-name="standard">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1.258cm" fo:min-width="0.89cm" fo:padding-top="0.125cm" fo:padding-bottom="0.125cm" fo:padding-left="0.25cm" fo:padding-right="0.25cm" draw:shadow="hidden" draw:shadow-offset-x="0.199cm" draw:shadow-offset-y="0.199cm" draw:shadow-color="#808080"/>
      <style:paragraph-properties style:writing-mode="lr-tb"/>
    </style:style>
    <style:style style:name="gr15" style:family="graphic" style:parent-style-name="standard">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style>
    <style:style style:name="P1" style:family="paragraph">
      <loext:graphic-properties draw:fill="none" draw:fill-color="#cfe7f5"/>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 style:family="paragraph">
      <loext:graphic-properties draw:fill="none" draw:fill-color="#cfe7f5"/>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b2b2b2"/>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ff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solid" draw:fill-color="#b2b2b2"/>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text-position="0% 100%" style:font-name="Calibri"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7" style:family="paragraph">
      <loext:graphic-properties draw:fill="solid" draw:fill-color="#00cc33"/>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text-position="0% 100%" style:font-name="Calibri"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8" style:family="paragraph">
      <loext:graphic-properties draw:fill="solid" draw:fill-color="#b22222"/>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c0c0c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Calibri"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2" style:family="paragraph">
      <loext:graphic-properties draw:fill="solid" draw:fill-color="#cfe7f5"/>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Calibri"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style:use-window-font-color="true" loext:opacity="0%" style:text-outline="false" style:text-line-through-style="none" style:text-line-through-type="none" style:text-position="0% 100%" style:font-name="Calibri"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 style:family="text">
      <style:text-properties style:use-window-font-color="true" loext:opacity="0%" style:text-outline="false" style:text-line-through-style="none" style:text-line-through-type="none" style:font-name="Calibri"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name="Group object 1">
          <draw:g>
            <draw:frame draw:style-name="gr1" draw:text-style-name="P1" draw:layer="layout" svg:width="4.276cm" svg:height="5.654cm" svg:x="4.661cm" svg:y="5.192cm">
              <draw:image xlink:href="Pictures/10000000000001C20000026075D8B2A800FD28A0.png" xlink:type="simple" xlink:show="embed" xlink:actuate="onLoad" draw:mime-type="image/png">
                <text:p/>
              </draw:image>
            </draw:frame>
            <draw:g>
              <draw:g>
                <draw:rect draw:style-name="gr2" draw:text-style-name="P1" draw:layer="layout" svg:width="1.45cm" svg:height="1.453cm" svg:x="6.084cm" svg:y="20.996cm">
                  <text:p/>
                </draw:rect>
                <draw:rect draw:style-name="gr2" draw:text-style-name="P1" draw:layer="layout" svg:width="1.45cm" svg:height="1.453cm" svg:x="7.533cm" svg:y="20.996cm">
                  <text:p/>
                </draw:rect>
                <draw:rect draw:style-name="gr2" draw:text-style-name="P1" draw:layer="layout" svg:width="1.451cm" svg:height="1.453cm" svg:x="8.975cm" svg:y="20.996cm">
                  <text:p/>
                </draw:rect>
                <draw:rect draw:style-name="gr2" draw:text-style-name="P1" draw:layer="layout" svg:width="1.45cm" svg:height="1.453cm" svg:x="10.417cm" svg:y="20.996cm">
                  <text:p/>
                </draw:rect>
                <draw:rect draw:style-name="gr3" draw:text-style-name="P2" draw:layer="layout" svg:width="1.447cm" svg:height="1.453cm" svg:x="11.861cm" svg:y="20.996cm">
                  <text:p text:style-name="P5"/>
                </draw:rect>
                <draw:rect draw:style-name="gr2" draw:text-style-name="P1" draw:layer="layout" svg:width="1.451cm" svg:height="1.453cm" svg:x="13.302cm" svg:y="20.996cm">
                  <text:p/>
                </draw:rect>
                <draw:rect draw:style-name="gr2" draw:text-style-name="P1" draw:layer="layout" svg:width="1.451cm" svg:height="1.453cm" svg:x="14.743cm" svg:y="20.996cm">
                  <text:p/>
                </draw:rect>
                <draw:rect draw:style-name="gr2" draw:text-style-name="P1" draw:layer="layout" svg:width="1.45cm" svg:height="1.444cm" svg:x="6.084cm" svg:y="19.553cm">
                  <text:p/>
                </draw:rect>
                <draw:rect draw:style-name="gr3" draw:text-style-name="P2" draw:layer="layout" svg:width="1.45cm" svg:height="1.444cm" svg:x="7.533cm" svg:y="19.553cm">
                  <text:p text:style-name="P5"/>
                </draw:rect>
                <draw:rect draw:style-name="gr2" draw:text-style-name="P1" draw:layer="layout" svg:width="1.451cm" svg:height="1.444cm" svg:x="8.975cm" svg:y="19.553cm">
                  <text:p/>
                </draw:rect>
                <draw:rect draw:style-name="gr2" draw:text-style-name="P1" draw:layer="layout" svg:width="1.45cm" svg:height="1.444cm" svg:x="10.417cm" svg:y="19.553cm">
                  <text:p/>
                </draw:rect>
                <draw:rect draw:style-name="gr2" draw:text-style-name="P1" draw:layer="layout" svg:width="1.447cm" svg:height="1.444cm" svg:x="11.861cm" svg:y="19.553cm">
                  <text:p/>
                </draw:rect>
                <draw:rect draw:style-name="gr2" draw:text-style-name="P1" draw:layer="layout" svg:width="1.451cm" svg:height="1.444cm" svg:x="13.302cm" svg:y="19.553cm">
                  <text:p/>
                </draw:rect>
                <draw:rect draw:style-name="gr2" draw:text-style-name="P1" draw:layer="layout" svg:width="1.451cm" svg:height="1.444cm" svg:x="14.743cm" svg:y="19.553cm">
                  <text:p/>
                </draw:rect>
                <draw:rect draw:style-name="gr2" draw:text-style-name="P1" draw:layer="layout" svg:width="1.45cm" svg:height="1.442cm" svg:x="6.084cm" svg:y="18.117cm">
                  <text:p/>
                </draw:rect>
                <draw:rect draw:style-name="gr2" draw:text-style-name="P1" draw:layer="layout" svg:width="1.45cm" svg:height="1.442cm" svg:x="7.533cm" svg:y="18.117cm">
                  <text:p/>
                </draw:rect>
                <draw:rect draw:style-name="gr2" draw:text-style-name="P1" draw:layer="layout" svg:width="1.451cm" svg:height="1.442cm" svg:x="8.975cm" svg:y="18.117cm">
                  <text:p/>
                </draw:rect>
                <draw:rect draw:style-name="gr2" draw:text-style-name="P1" draw:layer="layout" svg:width="1.45cm" svg:height="1.442cm" svg:x="10.417cm" svg:y="18.117cm">
                  <text:p/>
                </draw:rect>
                <draw:rect draw:style-name="gr2" draw:text-style-name="P1" draw:layer="layout" svg:width="1.447cm" svg:height="1.442cm" svg:x="11.861cm" svg:y="18.117cm">
                  <text:p/>
                </draw:rect>
                <draw:rect draw:style-name="gr2" draw:text-style-name="P1" draw:layer="layout" svg:width="1.451cm" svg:height="1.442cm" svg:x="13.302cm" svg:y="18.117cm">
                  <text:p/>
                </draw:rect>
                <draw:rect draw:style-name="gr2" draw:text-style-name="P1" draw:layer="layout" svg:width="1.451cm" svg:height="1.442cm" svg:x="14.743cm" svg:y="18.117cm">
                  <text:p/>
                </draw:rect>
                <draw:rect draw:style-name="gr2" draw:text-style-name="P1" draw:layer="layout" svg:width="1.45cm" svg:height="1.447cm" svg:x="6.084cm" svg:y="16.671cm">
                  <text:p/>
                </draw:rect>
                <draw:rect draw:style-name="gr2" draw:text-style-name="P1" draw:layer="layout" svg:width="1.45cm" svg:height="1.447cm" svg:x="7.533cm" svg:y="16.671cm">
                  <text:p/>
                </draw:rect>
                <draw:rect draw:style-name="gr2" draw:text-style-name="P1" draw:layer="layout" svg:width="1.451cm" svg:height="1.447cm" svg:x="8.975cm" svg:y="16.671cm">
                  <text:p/>
                </draw:rect>
                <draw:rect draw:style-name="gr2" draw:text-style-name="P1" draw:layer="layout" svg:width="1.45cm" svg:height="1.447cm" svg:x="10.417cm" svg:y="16.671cm">
                  <text:p/>
                </draw:rect>
                <draw:rect draw:style-name="gr2" draw:text-style-name="P1" draw:layer="layout" svg:width="1.447cm" svg:height="1.447cm" svg:x="11.861cm" svg:y="16.671cm">
                  <text:p/>
                </draw:rect>
                <draw:rect draw:style-name="gr2" draw:text-style-name="P1" draw:layer="layout" svg:width="1.451cm" svg:height="1.447cm" svg:x="13.302cm" svg:y="16.671cm">
                  <text:p/>
                </draw:rect>
                <draw:rect draw:style-name="gr2" draw:text-style-name="P1" draw:layer="layout" svg:width="1.451cm" svg:height="1.447cm" svg:x="14.743cm" svg:y="16.671cm">
                  <text:p/>
                </draw:rect>
                <draw:rect draw:style-name="gr2" draw:text-style-name="P1" draw:layer="layout" svg:width="1.45cm" svg:height="1.45cm" svg:x="6.084cm" svg:y="15.227cm">
                  <text:p/>
                </draw:rect>
                <draw:rect draw:style-name="gr2" draw:text-style-name="P1" draw:layer="layout" svg:width="1.45cm" svg:height="1.45cm" svg:x="7.533cm" svg:y="15.227cm">
                  <text:p/>
                </draw:rect>
                <draw:rect draw:style-name="gr2" draw:text-style-name="P1" draw:layer="layout" svg:width="1.451cm" svg:height="1.45cm" svg:x="8.975cm" svg:y="15.227cm">
                  <text:p/>
                </draw:rect>
                <draw:rect draw:style-name="gr2" draw:text-style-name="P1" draw:layer="layout" svg:width="1.447cm" svg:height="1.45cm" svg:x="11.861cm" svg:y="15.227cm">
                  <text:p/>
                </draw:rect>
                <draw:rect draw:style-name="gr2" draw:text-style-name="P1" draw:layer="layout" svg:width="1.451cm" svg:height="1.45cm" svg:x="13.302cm" svg:y="15.227cm">
                  <text:p/>
                </draw:rect>
                <draw:rect draw:style-name="gr2" draw:text-style-name="P1" draw:layer="layout" svg:width="1.451cm" svg:height="1.45cm" svg:x="14.743cm" svg:y="15.227cm">
                  <text:p/>
                </draw:rect>
                <draw:rect draw:style-name="gr2" draw:text-style-name="P1" draw:layer="layout" svg:width="1.45cm" svg:height="1.45cm" svg:x="6.084cm" svg:y="13.787cm">
                  <text:p/>
                </draw:rect>
                <draw:rect draw:style-name="gr2" draw:text-style-name="P1" draw:layer="layout" svg:width="1.45cm" svg:height="1.45cm" svg:x="7.533cm" svg:y="13.787cm">
                  <text:p/>
                </draw:rect>
                <draw:rect draw:style-name="gr2" draw:text-style-name="P1" draw:layer="layout" svg:width="1.451cm" svg:height="1.45cm" svg:x="8.975cm" svg:y="13.787cm">
                  <text:p/>
                </draw:rect>
                <draw:rect draw:style-name="gr2" draw:text-style-name="P1" draw:layer="layout" svg:width="1.45cm" svg:height="1.45cm" svg:x="10.417cm" svg:y="13.787cm">
                  <text:p/>
                </draw:rect>
                <draw:rect draw:style-name="gr2" draw:text-style-name="P1" draw:layer="layout" svg:width="1.447cm" svg:height="1.45cm" svg:x="11.861cm" svg:y="13.787cm">
                  <text:p/>
                </draw:rect>
                <draw:rect draw:style-name="gr2" draw:text-style-name="P1" draw:layer="layout" svg:width="1.451cm" svg:height="1.45cm" svg:x="13.302cm" svg:y="13.787cm">
                  <text:p/>
                </draw:rect>
                <draw:rect draw:style-name="gr2" draw:text-style-name="P1" draw:layer="layout" svg:width="1.451cm" svg:height="1.45cm" svg:x="14.743cm" svg:y="13.787cm">
                  <text:p/>
                </draw:rect>
                <draw:rect draw:style-name="gr2" draw:text-style-name="P1" draw:layer="layout" svg:width="1.45cm" svg:height="1.45cm" svg:x="6.084cm" svg:y="12.343cm">
                  <text:p/>
                </draw:rect>
                <draw:rect draw:style-name="gr2" draw:text-style-name="P1" draw:layer="layout" svg:width="1.45cm" svg:height="1.45cm" svg:x="7.533cm" svg:y="12.343cm">
                  <text:p/>
                </draw:rect>
                <draw:rect draw:style-name="gr2" draw:text-style-name="P1" draw:layer="layout" svg:width="1.451cm" svg:height="1.45cm" svg:x="8.975cm" svg:y="12.343cm">
                  <text:p/>
                </draw:rect>
                <draw:rect draw:style-name="gr2" draw:text-style-name="P1" draw:layer="layout" svg:width="1.45cm" svg:height="1.45cm" svg:x="10.417cm" svg:y="12.343cm">
                  <text:p/>
                </draw:rect>
                <draw:rect draw:style-name="gr2" draw:text-style-name="P1" draw:layer="layout" svg:width="1.447cm" svg:height="1.45cm" svg:x="11.861cm" svg:y="12.343cm">
                  <text:p/>
                </draw:rect>
                <draw:rect draw:style-name="gr2" draw:text-style-name="P1" draw:layer="layout" svg:width="1.451cm" svg:height="1.45cm" svg:x="13.302cm" svg:y="12.343cm">
                  <text:p/>
                </draw:rect>
                <draw:rect draw:style-name="gr2" draw:text-style-name="P1" draw:layer="layout" svg:width="1.451cm" svg:height="1.45cm" svg:x="14.743cm" svg:y="12.343cm">
                  <text:p/>
                </draw:rect>
                <draw:rect draw:style-name="gr2" draw:text-style-name="P1" draw:layer="layout" svg:width="1.45cm" svg:height="1.45cm" svg:x="6.084cm" svg:y="10.894cm">
                  <text:p/>
                </draw:rect>
                <draw:rect draw:style-name="gr2" draw:text-style-name="P1" draw:layer="layout" svg:width="1.45cm" svg:height="1.45cm" svg:x="7.533cm" svg:y="10.894cm">
                  <text:p/>
                </draw:rect>
                <draw:rect draw:style-name="gr2" draw:text-style-name="P1" draw:layer="layout" svg:width="1.451cm" svg:height="1.45cm" svg:x="8.975cm" svg:y="10.894cm">
                  <text:p/>
                </draw:rect>
                <draw:rect draw:style-name="gr2" draw:text-style-name="P1" draw:layer="layout" svg:width="1.45cm" svg:height="1.45cm" svg:x="10.417cm" svg:y="10.894cm">
                  <text:p/>
                </draw:rect>
                <draw:rect draw:style-name="gr2" draw:text-style-name="P1" draw:layer="layout" svg:width="1.447cm" svg:height="1.45cm" svg:x="11.861cm" svg:y="10.894cm">
                  <text:p/>
                </draw:rect>
                <draw:rect draw:style-name="gr2" draw:text-style-name="P1" draw:layer="layout" svg:width="1.451cm" svg:height="1.45cm" svg:x="13.302cm" svg:y="10.894cm">
                  <text:p/>
                </draw:rect>
                <draw:rect draw:style-name="gr2" draw:text-style-name="P1" draw:layer="layout" svg:width="1.451cm" svg:height="1.45cm" svg:x="14.743cm" svg:y="10.894cm">
                  <text:p/>
                </draw:rect>
                <draw:rect draw:style-name="gr2" draw:text-style-name="P1" draw:layer="layout" svg:width="1.45cm" svg:height="1.451cm" svg:x="6.084cm" svg:y="9.46cm">
                  <text:p/>
                </draw:rect>
                <draw:rect draw:style-name="gr2" draw:text-style-name="P1" draw:layer="layout" svg:width="1.45cm" svg:height="1.451cm" svg:x="7.533cm" svg:y="9.46cm">
                  <text:p/>
                </draw:rect>
                <draw:rect draw:style-name="gr2" draw:text-style-name="P1" draw:layer="layout" svg:width="1.448cm" svg:height="1.455cm" svg:x="4.647cm" svg:y="8.008cm">
                  <text:p/>
                </draw:rect>
                <draw:rect draw:style-name="gr2" draw:text-style-name="P1" draw:layer="layout" svg:width="1.45cm" svg:height="1.455cm" svg:x="6.084cm" svg:y="8.008cm">
                  <text:p/>
                </draw:rect>
                <draw:rect draw:style-name="gr2" draw:text-style-name="P1" draw:layer="layout" svg:width="1.45cm" svg:height="1.455cm" svg:x="7.533cm" svg:y="8.008cm">
                  <text:p/>
                </draw:rect>
                <draw:rect draw:style-name="gr2" draw:text-style-name="P1" draw:layer="layout" svg:width="1.448cm" svg:height="1.458cm" svg:x="4.647cm" svg:y="6.57cm">
                  <text:p/>
                </draw:rect>
                <draw:rect draw:style-name="gr2" draw:text-style-name="P1" draw:layer="layout" svg:width="1.45cm" svg:height="1.458cm" svg:x="6.084cm" svg:y="6.57cm">
                  <text:p/>
                </draw:rect>
                <draw:rect draw:style-name="gr2" draw:text-style-name="P1" draw:layer="layout" svg:width="1.45cm" svg:height="1.458cm" svg:x="7.533cm" svg:y="6.57cm">
                  <text:p/>
                </draw:rect>
                <draw:rect draw:style-name="gr2" draw:text-style-name="P1" draw:layer="layout" svg:width="1.448cm" svg:height="1.448cm" svg:x="4.647cm" svg:y="5.127cm">
                  <text:p/>
                </draw:rect>
                <draw:rect draw:style-name="gr2" draw:text-style-name="P1" draw:layer="layout" svg:width="1.45cm" svg:height="1.448cm" svg:x="6.084cm" svg:y="5.127cm">
                  <text:p/>
                </draw:rect>
                <draw:rect draw:style-name="gr2" draw:text-style-name="P1" draw:layer="layout" svg:width="1.45cm" svg:height="1.448cm" svg:x="7.533cm" svg:y="5.127cm">
                  <text:p/>
                </draw:rect>
                <draw:rect draw:style-name="gr2" draw:text-style-name="P1" draw:layer="layout" svg:width="1.448cm" svg:height="1.453cm" svg:x="4.633cm" svg:y="20.996cm">
                  <text:p/>
                </draw:rect>
                <draw:rect draw:style-name="gr2" draw:text-style-name="P1" draw:layer="layout" svg:width="1.448cm" svg:height="1.444cm" svg:x="4.633cm" svg:y="19.553cm">
                  <text:p/>
                </draw:rect>
                <draw:rect draw:style-name="gr2" draw:text-style-name="P1" draw:layer="layout" svg:width="1.448cm" svg:height="1.442cm" svg:x="4.633cm" svg:y="18.117cm">
                  <text:p/>
                </draw:rect>
                <draw:rect draw:style-name="gr2" draw:text-style-name="P1" draw:layer="layout" svg:width="1.448cm" svg:height="1.447cm" svg:x="4.633cm" svg:y="16.671cm">
                  <text:p/>
                </draw:rect>
                <draw:rect draw:style-name="gr2" draw:text-style-name="P1" draw:layer="layout" svg:width="1.448cm" svg:height="1.45cm" svg:x="4.633cm" svg:y="15.227cm">
                  <text:p/>
                </draw:rect>
                <draw:rect draw:style-name="gr2" draw:text-style-name="P1" draw:layer="layout" svg:width="1.448cm" svg:height="1.45cm" svg:x="4.633cm" svg:y="13.787cm">
                  <text:p/>
                </draw:rect>
                <draw:rect draw:style-name="gr2" draw:text-style-name="P1" draw:layer="layout" svg:width="1.448cm" svg:height="1.45cm" svg:x="4.633cm" svg:y="12.343cm">
                  <text:p/>
                </draw:rect>
                <draw:rect draw:style-name="gr2" draw:text-style-name="P1" draw:layer="layout" svg:width="1.448cm" svg:height="1.45cm" svg:x="4.633cm" svg:y="10.894cm">
                  <text:p/>
                </draw:rect>
                <draw:rect draw:style-name="gr2" draw:text-style-name="P1" draw:layer="layout" svg:width="1.448cm" svg:height="1.451cm" svg:x="4.633cm" svg:y="9.46cm">
                  <text:p/>
                </draw:rect>
              </draw:g>
              <draw:line draw:style-name="gr4" draw:text-style-name="P1" draw:layer="layout" svg:x1="16.186cm" svg:y1="10.86cm" svg:x2="16.186cm" svg:y2="22.425cm">
                <text:p/>
              </draw:line>
              <draw:line draw:style-name="gr4" draw:text-style-name="P1" draw:layer="layout" svg:x1="4.609cm" svg:y1="22.422cm" svg:x2="16.239cm" svg:y2="22.422cm">
                <text:p/>
              </draw:line>
              <draw:line draw:style-name="gr4" draw:text-style-name="P1" draw:layer="layout" svg:x1="4.635cm" svg:y1="22.475cm" svg:x2="4.635cm" svg:y2="9.392cm">
                <text:p/>
              </draw:line>
              <draw:line draw:style-name="gr4" draw:text-style-name="P1" draw:layer="layout" svg:x1="4.66cm" svg:y1="5.189cm" svg:x2="8.944cm" svg:y2="5.189cm">
                <text:p/>
              </draw:line>
              <draw:line draw:style-name="gr4" draw:text-style-name="P1" draw:layer="layout" svg:x1="8.945cm" svg:y1="10.86cm" svg:x2="16.24cm" svg:y2="10.86cm">
                <text:p/>
              </draw:line>
            </draw:g>
            <draw:rect draw:style-name="gr5" draw:text-style-name="P3" draw:layer="layout" svg:width="0.998cm" svg:height="0.708cm" draw:transform="rotate (-1.39556526989467) translate (5.358cm 18.852cm)">
              <text:p/>
            </draw:rect>
            <draw:line draw:style-name="gr6" draw:text-style-name="P1" draw:layer="layout" svg:x1="8.892cm" svg:y1="22.44cm" svg:x2="11.878cm" svg:y2="22.44cm">
              <text:p/>
            </draw:line>
            <draw:line draw:style-name="gr7" draw:text-style-name="P1" draw:layer="layout" svg:x1="4.265cm" svg:y1="13.768cm" svg:x2="4.968cm" svg:y2="13.768cm">
              <text:p/>
            </draw:line>
            <draw:line draw:style-name="gr7" draw:text-style-name="P1" draw:layer="layout" svg:x1="4.297cm" svg:y1="12.341cm" svg:x2="5cm" svg:y2="12.341cm">
              <text:p/>
            </draw:line>
            <draw:line draw:style-name="gr7" draw:text-style-name="P1" draw:layer="layout" svg:x1="4.65cm" svg:y1="12.341cm" svg:x2="4.65cm" svg:y2="13.776cm">
              <text:p/>
            </draw:line>
            <draw:line draw:style-name="gr7" draw:text-style-name="P1" draw:layer="layout" svg:x1="8.954cm" svg:y1="22.787cm" svg:x2="8.954cm" svg:y2="22.084cm">
              <text:p/>
            </draw:line>
            <draw:line draw:style-name="gr7" draw:text-style-name="P1" draw:layer="layout" svg:x1="11.886cm" svg:y1="22.787cm" svg:x2="11.886cm" svg:y2="22.084cm">
              <text:p/>
            </draw:line>
            <draw:rect draw:style-name="gr8" draw:text-style-name="P4" draw:layer="layout" svg:width="1.031cm" svg:height="1.375cm" svg:x="13.476cm" svg:y="10.977cm">
              <text:p/>
            </draw:rect>
            <draw:rect draw:style-name="gr8" draw:text-style-name="P4" draw:layer="layout" svg:width="0.732cm" svg:height="0.685cm" draw:transform="skewX (0.00872664625997178) rotate (0.738972405294399) translate (13.459cm 12.888cm)">
              <text:p/>
            </draw:rect>
            <draw:rect draw:style-name="gr8" draw:text-style-name="P4" draw:layer="layout" svg:width="1.469cm" svg:height="1.367cm" draw:transform="skewX (0.0614355896702004) rotate (0.0164060949687467) translate (14.68cm 11.459cm)">
              <text:p/>
            </draw:rect>
            <draw:rect draw:style-name="gr8" draw:text-style-name="P4" draw:layer="layout" svg:width="0.589cm" svg:height="0.472cm" draw:transform="skewX (0.00209439510239318) rotate (-0.584685299418101) translate (15.388cm 12.962cm)">
              <text:p/>
            </draw:rect>
            <draw:rect draw:style-name="gr8" draw:text-style-name="P4" draw:layer="layout" svg:width="1.441cm" svg:height="1.051cm" draw:transform="rotate (-0.675791486372205) translate (14.64cm 11.812cm)">
              <text:p/>
            </draw:rect>
            <draw:rect draw:style-name="gr8" draw:text-style-name="P4" draw:layer="layout" svg:width="0.768cm" svg:height="0.621cm" svg:x="14.267cm" svg:y="11.15cm">
              <text:p/>
            </draw:rect>
            <draw:rect draw:style-name="gr5" draw:text-style-name="P3" draw:layer="layout" svg:width="0.991cm" svg:height="0.647cm" draw:transform="rotate (-0.727627765156436) translate (7.853cm 21.165cm)">
              <text:p/>
            </draw:rect>
            <draw:rect draw:style-name="gr5" draw:text-style-name="P3" draw:layer="layout" svg:width="0.533cm" svg:height="0.621cm" draw:transform="skewX (0.00645771823237899) rotate (-1.38963115043789) translate (6.654cm 19.632cm)">
              <text:p/>
            </draw:rect>
            <draw:rect draw:style-name="gr5" draw:text-style-name="P3" draw:layer="layout" svg:width="0.618cm" svg:height="0.831cm" draw:transform="skewX (0.0120427718387609) rotate (-0.515744793964325) translate (5.964cm 21.301cm)">
              <text:p/>
            </draw:rect>
            <draw:rect draw:style-name="gr5" draw:text-style-name="P3" draw:layer="layout" svg:width="0.981cm" svg:height="0.418cm" draw:transform="skewX (-0.0167551608191456) rotate (-0.937241808320955) translate (7.399cm 21.03cm)">
              <text:p/>
            </draw:rect>
            <draw:rect draw:style-name="gr5" draw:text-style-name="P3" draw:layer="layout" svg:width="0.504cm" svg:height="0.327cm" draw:transform="rotate (-2.1856758222725) translate (7.152cm 21.871cm)">
              <text:p/>
            </draw:rect>
            <draw:rect draw:style-name="gr5" draw:text-style-name="P3" draw:layer="layout" svg:width="0.813cm" svg:height="0.796cm" draw:transform="skewX (-0.00750491578357561) rotate (-1.90031448957143) translate (7.486cm 20.295cm)">
              <text:p/>
            </draw:rect>
            <draw:rect draw:style-name="gr5" draw:text-style-name="P3" draw:layer="layout" svg:width="1.026cm" svg:height="0.626cm" draw:transform="skewX (-0.00471238898038467) rotate (-0.979478776219217) translate (5.803cm 20.529cm)">
              <text:p/>
            </draw:rect>
            <draw:rect draw:style-name="gr5" draw:text-style-name="P3" draw:layer="layout" svg:width="0.996cm" svg:height="0.33cm" draw:transform="skewX (0.0151843644923507) rotate (-0.594633676154468) translate (5.419cm 19.294cm)">
              <text:p/>
            </draw:rect>
            <draw:rect draw:style-name="gr5" draw:text-style-name="P3" draw:layer="layout" svg:width="0.533cm" svg:height="0.494cm" draw:transform="skewX (-0.0162315620435472) rotate (-2.58378542465241) translate (5.942cm 18.729cm)">
              <text:p/>
            </draw:rect>
            <draw:rect draw:style-name="gr9" draw:text-style-name="P6" draw:layer="layout" svg:width="4.322cm" svg:height="1.453cm" draw:transform="rotate (1.5707963267949) translate (4.598cm 18.158cm)">
              <text:p text:style-name="P5"><text:span text:style-name="T1">Shelf Unit</text:span></text:p>
            </draw:rect>
            <draw:rect draw:style-name="gr10" draw:text-style-name="P7" draw:layer="layout" svg:width="4.37cm" svg:height="1.447cm" draw:transform="rotate (1.5707963267949) translate (14.731cm 18.126cm)">
              <text:p text:style-name="P5"><text:span text:style-name="T1">Workbench</text:span></text:p>
            </draw:rect>
            <draw:rect draw:style-name="gr9" draw:text-style-name="P6" draw:layer="layout" svg:width="4.319cm" svg:height="1.455cm" svg:x="8.946cm" svg:y="10.915cm">
              <text:p text:style-name="P5"><text:span text:style-name="T1">Shelf Unit</text:span></text:p>
            </draw:rect>
            <draw:custom-shape draw:style-name="gr11" draw:text-style-name="P8" draw:layer="layout" svg:width="3.01cm" svg:height="1.508cm" svg:x="13.228cm" svg:y="20.934cm">
              <text:p/>
              <draw:enhanced-geometry svg:viewBox="0 0 21600 21600" draw:mirror-horizontal="false" draw:mirror-vertical="false" draw:type="rectangle" draw:enhanced-path="M 0 0 L 21600 0 21600 21600 0 21600 0 0 Z N"/>
            </draw:custom-shape>
            <draw:custom-shape draw:style-name="gr12" draw:text-style-name="P9" draw:layer="layout" svg:width="1.042cm" svg:height="1.508cm" svg:x="13.228cm" svg:y="20.934cm">
              <text:p/>
              <draw:enhanced-geometry svg:viewBox="0 0 21600 21600" draw:mirror-horizontal="false" draw:mirror-vertical="false" draw:type="rectangle" draw:enhanced-path="M 0 0 L 21600 0 21600 21600 0 21600 0 0 Z N"/>
            </draw:custom-shape>
            <draw:custom-shape draw:style-name="gr13" draw:text-style-name="P10" draw:layer="layout" svg:width="0.583cm" svg:height="0.925cm" svg:x="13.342cm" svg:y="21.165cm">
              <text:p/>
              <draw:enhanced-geometry svg:viewBox="0 0 21600 21600" draw:path-stretchpoint-x="10800" draw:path-stretchpoint-y="10800" draw:text-areas="?f3 ?f4 ?f5 ?f6" draw:mirror-horizontal="false" draw:mirror-vertical="false" draw:type="round-rectangle" draw:modifiers="6316.981132075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 draw:text-style-name="P12" draw:layer="layout" svg:width="1.39cm" svg:height="1.508cm" svg:x="10.449cm" svg:y="16.649cm">
            <text:p text:style-name="P11"><text:span text:style-name="T2">TV &amp;</text:span></text:p>
            <text:p text:style-name="P11"><text:span text:style-name="T2">Body</text:span></text:p>
            <draw:enhanced-geometry svg:viewBox="0 0 21600 21600" draw:type="rectangle" draw:enhanced-path="M 0 0 L 21600 0 21600 21600 0 21600 0 0 Z N"/>
          </draw:custom-shape>
          <draw:polyline draw:style-name="gr15" draw:text-style-name="P1" draw:layer="layout" svg:width="5.326cm" svg:height="6.251cm" draw:transform="skewX (-0.00017453292519949) rotate (-0.851720674973233) translate (12.0854557671027cm 13.0468131248458cm)" svg:viewBox="0 0 5327 6252" draw:points="2211,2418 3443,2418 3779,3790 2963,5076 1710,4749 1133,3474 2342,1917 3845,2309 3105,4738 1383,4770 610,3016 2603,2145 4901,3388 2777,5991 2352,4541 839,3985 1710,2287 3464,1514 4596,3736 3648,5523 1579,5250 524,2940 1907,1536 3748,2068 5185,3943 3191,6045 871,4477 458,3192 1897,1371 3649,1830 4891,3225 3790,3954 4105,5000 1611,4510 0,3714 1797,2363 1077,3888 2159,1601 3247,1939 4183,2451 2354,849 4848,3801 3801,4117 4717,4302 3321,5544 2548,5022 2547,6252 1710,4749 697,4325 1373,2145 2539,1165 5327,3606 2788,6153 849,4149 599,2854 4022,0">
            <text:p/>
          </draw:polyline>
        </draw:g>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03cm" draw:dots2="1" draw:dots2-length="0.003cm" draw:distance="0.003cm"/>
    <draw:stroke-dash draw:name="Ultrafine_20_Dashed" draw:display-name="Ultrafine Dashed" draw:style="rect" draw:dots1="1" draw:dots1-length="0.009cm" draw:dots2="1" draw:dots2-length="0.009cm" draw:distance="0.00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11-24T18:59:33.400000000</meta:creation-date>
    <dc:date>2022-11-24T19:06:13.689000000</dc:date>
    <meta:editing-duration>PT6M39S</meta:editing-duration>
    <meta:editing-cycles>3</meta:editing-cycles>
    <meta:generator>LibreOffice/7.2.5.2$Windows_X86_64 LibreOffice_project/499f9727c189e6ef3471021d6132d4c694f357e5</meta:generator>
    <meta:document-statistic meta:object-count="115"/>
  </office:meta>
</office:document-meta>
</file>